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056" calcext:value-type="float">
            <text:p>122.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836" calcext:value-type="float">
            <text:p>120.2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464" calcext:value-type="float">
            <text:p>113.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6768" calcext:value-type="float">
            <text:p>105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8544" calcext:value-type="float">
            <text:p>105.6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172" calcext:value-type="float">
            <text:p>105.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1416" calcext:value-type="float">
            <text:p>103.5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602" calcext:value-type="float">
            <text:p>100.6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3888" calcext:value-type="float">
            <text:p>98.1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412" calcext:value-type="float">
            <text:p>97.7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5601</text:p>
          </table:table-cell>
          <table:table-cell office:value-type="string" calcext:value-type="string">
            <text:p>TWDB:0605601</text:p>
          </table:table-cell>
          <table:table-cell office:value-type="string" calcext:value-type="string">
            <text:p>196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